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6df4" officeooo:paragraph-rsid="00156df4"/>
    </style:style>
    <style:style style:name="P2" style:family="paragraph" style:parent-style-name="Standard">
      <style:text-properties fo:font-weight="bold" officeooo:rsid="00156df4" officeooo:paragraph-rsid="00156df4" fo:background-color="#ffff00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solid" style:text-underline-width="auto" style:text-underline-color="font-color" officeooo:rsid="00156df4" officeooo:paragraph-rsid="00156df4"/>
    </style:style>
    <style:style style:name="P5" style:family="paragraph" style:parent-style-name="Standard">
      <style:text-properties fo:font-size="12pt" style:text-underline-style="solid" style:text-underline-width="auto" style:text-underline-color="font-color" officeooo:rsid="00156df4" officeooo:paragraph-rsid="00156df4" style:font-size-asian="12pt" style:font-size-complex="12pt"/>
    </style:style>
    <style:style style:name="P6" style:family="paragraph" style:parent-style-name="Standard">
      <style:text-properties fo:font-size="12pt" fo:font-weight="bold" officeooo:rsid="00156df4" officeooo:paragraph-rsid="0016651f" fo:background-color="#ffff00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6651f" officeooo:paragraph-rsid="0016651f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text-properties officeooo:paragraph-rsid="0016651f"/>
    </style:style>
    <style:style style:name="P9" style:family="paragraph" style:parent-style-name="Text_20_body">
      <style:text-properties officeooo:rsid="00156df4" officeooo:paragraph-rsid="00156df4"/>
    </style:style>
    <style:style style:name="P10" style:family="paragraph" style:parent-style-name="Preformatted_20_Text">
      <style:paragraph-properties fo:margin-top="0in" fo:margin-bottom="0.1965in" loext:contextual-spacing="false"/>
    </style:style>
    <style:style style:name="P11" style:family="paragraph" style:parent-style-name="Standard">
      <style:text-properties fo:font-size="12pt" fo:font-weight="bold" officeooo:rsid="0016651f" officeooo:paragraph-rsid="0016651f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officeooo:rsid="00174e5b" officeooo:paragraph-rsid="00174e5b" fo:background-color="transparent" style:font-size-asian="12pt" style:font-size-complex="12pt"/>
    </style:style>
    <style:style style:name="P13" style:family="paragraph" style:parent-style-name="Standard">
      <style:text-properties fo:font-weight="bold" officeooo:rsid="00156df4" officeooo:paragraph-rsid="00156df4" fo:background-color="#ffff00" style:font-weight-asian="bold" style:font-weight-complex="bold"/>
    </style:style>
    <style:style style:name="P14" style:family="paragraph" style:parent-style-name="Standard">
      <style:text-properties officeooo:paragraph-rsid="00156df4"/>
    </style:style>
    <style:style style:name="P15" style:family="paragraph" style:parent-style-name="Standard">
      <style:text-properties officeooo:rsid="00156df4" officeooo:paragraph-rsid="00156df4"/>
    </style:style>
    <style:style style:name="P16" style:family="paragraph" style:parent-style-name="Standard">
      <style:text-properties style:text-underline-style="none" officeooo:rsid="00174e5b" officeooo:paragraph-rsid="00174e5b"/>
    </style:style>
    <style:style style:name="P17" style:family="paragraph" style:parent-style-name="Standard">
      <style:text-properties officeooo:rsid="00174e5b" officeooo:paragraph-rsid="00174e5b"/>
    </style:style>
    <style:style style:name="P18" style:family="paragraph" style:parent-style-name="Standard">
      <style:text-properties fo:font-weight="normal" officeooo:rsid="00156df4" officeooo:paragraph-rsid="00156df4" fo:background-color="transparent" style:font-weight-asian="normal" style:font-weight-complex="normal"/>
    </style:style>
    <style:style style:name="P19" style:family="paragraph" style:parent-style-name="Text_20_body">
      <style:text-properties fo:font-size="12pt" fo:font-weight="bold" officeooo:rsid="00156df4" officeooo:paragraph-rsid="00156df4" fo:background-color="#ffff00" style:font-size-asian="12pt" style:font-weight-asian="bold" style:font-size-complex="12pt" style:font-weight-complex="bold"/>
    </style:style>
    <style:style style:name="P20" style:family="paragraph" style:parent-style-name="Text_20_body">
      <style:text-properties fo:font-size="12pt" style:text-underline-style="none" fo:font-weight="bold" officeooo:rsid="00156df4" officeooo:paragraph-rsid="00156df4" fo:background-color="#ffff00" style:font-size-asian="12pt" style:font-weight-asian="bold" style:font-size-complex="12pt" style:font-weight-complex="bold"/>
    </style:style>
    <style:style style:name="P21" style:family="paragraph" style:parent-style-name="Text_20_body">
      <style:text-properties fo:font-size="12pt" officeooo:rsid="00156df4" officeooo:paragraph-rsid="00156df4" fo:background-color="#ffff00" style:font-size-asian="12pt" style:font-size-complex="12pt"/>
    </style:style>
    <style:style style:name="P22" style:family="paragraph" style:parent-style-name="Text_20_body">
      <style:text-properties fo:font-size="12pt" officeooo:rsid="00174e5b" officeooo:paragraph-rsid="00174e5b" fo:background-color="transparent" style:font-size-asian="12pt" style:font-size-complex="12pt"/>
    </style:style>
    <style:style style:name="P23" style:family="paragraph" style:parent-style-name="Text_20_body">
      <style:text-properties officeooo:rsid="00174e5b" officeooo:paragraph-rsid="00174e5b"/>
    </style:style>
    <style:style style:name="P24" style:family="paragraph" style:parent-style-name="Heading_20_6">
      <style:text-properties fo:font-size="12pt" fo:font-weight="bold" officeooo:rsid="00156df4" officeooo:paragraph-rsid="00156df4" fo:background-color="#ffff00" style:font-size-asian="12pt" style:font-weight-asian="bold" style:font-size-complex="12pt" style:font-weight-complex="bold"/>
    </style:style>
    <style:style style:name="P25" style:family="paragraph" style:parent-style-name="Heading_20_6">
      <style:text-properties fo:font-size="12pt" officeooo:rsid="00156df4" officeooo:paragraph-rsid="00156df4" fo:background-color="#ffff00" style:font-size-asian="12pt" style:font-size-complex="12pt"/>
    </style:style>
    <style:style style:name="T1" style:family="text">
      <style:text-properties fo:font-style="italic"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6651f"/>
    </style:style>
    <style:style style:name="T4" style:family="text">
      <style:text-properties style:text-position="super 58%"/>
    </style:style>
    <style:style style:name="T5" style:family="text">
      <style:text-properties fo:font-size="12pt" fo:font-weight="normal" officeooo:rsid="00174e5b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size="12pt" fo:font-weight="normal" fo:background-color="transparent" loext:char-shading-value="0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randon Salazar</text:p>
      <text:p text:style-name="P7">CSE 20</text:p>
      <text:p text:style-name="P7">August 29<text:span text:style-name="T4">th</text:span> 2017</text:p>
      <text:p text:style-name="P6"><text:line-break/>Activity 1.3.1</text:p>
      <text:h text:style-name="P24" text:outline-level="6">Generate output for given prompt.</text:h>
      <text:p text:style-name="P20"/>
      <text:p text:style-name="P16">1) System.out.print(“Welcome!”);</text:p>
      <text:p text:style-name="P17"/>
      <text:p text:style-name="P17">2) System.out.println(“Hey”);</text:p>
      <text:p text:style-name="P2"/>
      <text:p text:style-name="P2">Activity 1.3.2</text:p>
      <text:h text:style-name="P25" text:outline-level="6">Enter the output.</text:h>
      <text:p text:style-name="P21"/>
      <text:p text:style-name="P22">1) System.out.print("Hello");</text:p>
      <text:p text:style-name="P12">2) System.out.println("Hello");</text:p>
      <text:p text:style-name="P1"/>
      <text:p text:style-name="P2">Activity 1.3.5</text:p>
      <text:h text:style-name="P24" text:outline-level="6">Output text and variable.</text:h>
      <text:p text:style-name="P19"/>
      <text:p text:style-name="P23"><text:span text:style-name="T6">1) You’re 22 years.</text:span></text:p>
      <text:p text:style-name="P23"><text:span text:style-name="T6">2) 22years is good.</text:span></text:p>
      <text:p text:style-name="P18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Droid Sans Fallback" style:font-family-asian="'Droid Sans Fallback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1:47:54.006741011</meta:creation-date>
    <dc:date>2017-08-29T12:10:06.847883611</dc:date>
    <meta:editing-duration>PT8M3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5" meta:word-count="41" meta:character-count="314" meta:non-whitespace-character-count="287"/>
  </office:meta>
</office:document-meta>
</file>